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800000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width="0.2cm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3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cccccc"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0080" fo:font-size="22pt" style:font-size-asian="22pt" style:font-size-complex="22pt"/>
    </style:style>
    <style:style style:name="P3" style:family="paragraph">
      <style:text-properties fo:color="#800000" fo:font-size="22pt" style:font-size-asian="22pt" style:font-size-complex="2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color="#ffffff" fo:font-size="18pt" style:font-size-asian="18pt" style:font-size-complex="18pt"/>
    </style:style>
    <style:style style:name="T1" style:family="text">
      <style:text-properties fo:color="#000080" fo:font-size="22pt" style:font-size-asian="22pt" style:font-size-complex="22pt"/>
    </style:style>
    <style:style style:name="T2" style:family="text">
      <style:text-properties fo:color="#800000"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15cm" svg:height="22.1cm" draw:transform="rotate (1.5707963267949) translate (0.95cm 10.45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1cm" svg:height="9.9cm" draw:transform="rotate (1.5707963267949) translate (6.9cm 4.65cm)">
            <text:p text:style-name="P1">CV</text:p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3cm" svg:height="1.2cm" svg:x="10.4cm" svg:y="0.85cm">
            <draw:text-box>
              <text:p><text:span text:style-name="T1">GPU</text:span></text:p>
            </draw:text-box>
          </draw:frame>
          <draw:frame draw:style-name="gr3" draw:text-style-name="P3" draw:layer="layout" svg:width="2.149cm" svg:height="1.2cm" svg:x="10.4cm" svg:y="5.75cm">
            <draw:text-box>
              <text:p><text:span text:style-name="T2">CPU</text:span></text:p>
            </draw:text-box>
          </draw:frame>
          <draw:custom-shape draw:style-name="gr4" draw:text-style-name="P4" draw:layer="layout" svg:width="8.4cm" svg:height="2.9cm" draw:transform="rotate (0.767944870877505) translate (1.143cm 7.664cm)">
            <text:p text:style-name="P1"><text:span text:style-name="T3">Copy-on</text:span></text:p>
            <draw:enhanced-geometry svg:viewBox="0 0 21600 21600" draw:text-areas="0 ?f0 ?f5 ?f2" draw:type="right-arrow" draw:modifiers="18301.2498512082 6535.640138408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4" draw:layer="layout" svg:width="15.7cm" svg:height="2.1cm" svg:x="4.3cm" svg:y="7.65cm">
            <text:p text:style-name="P1"><text:span text:style-name="T3">Blocking</text:span></text:p>
            <draw:enhanced-geometry svg:viewBox="0 0 21600 21600" draw:text-areas="0 0 ?f0 21600" draw:type="right-arrow-callout" draw:modifiers="4677.59304183184 5400 20111.0940181054 8340.0109071078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custom-shape draw:style-name="gr4" draw:text-style-name="P4" draw:layer="layout" svg:width="8.4cm" svg:height="2.9cm" draw:transform="rotate (-0.802851455917392) translate (16.865cm 2.093cm)">
            <text:p text:style-name="P1"><text:span text:style-name="T3">Copy-off</text:span></text:p>
            <draw:enhanced-geometry svg:viewBox="0 0 21600 21600" draw:text-areas="0 ?f0 ?f5 ?f2" draw:type="right-arrow" draw:modifiers="18301.2498512082 6535.640138408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5" draw:layer="layout" svg:width="6.2cm" svg:height="1.9cm" svg:x="9cm" svg:y="2.15cm">
            <text:p text:style-name="P1"><text:span text:style-name="T4">Computation</text:span></text:p>
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4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Pattuzzi</meta:initial-creator>
    <meta:creation-date>2013-04-08T20:30:07</meta:creation-date>
    <dc:date>2013-05-11T17:27:11</dc:date>
    <dc:creator>Sam Pattuzzi</dc:creator>
    <meta:editing-duration>PT11M47S</meta:editing-duration>
    <meta:editing-cycles>8</meta:editing-cycles>
    <meta:generator>LibreOffice/4.0.2.2$Linux_X86_64 LibreOffice_project/400m0$Build-2</meta:generator>
    <meta:document-statistic meta:object-count="9"/>
  </office:meta>
</office:document-meta>
</file>